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  <style:paragraph-properties style:writing-mode="lr-tb"/>
    </style:style>
    <style:style style:name="gr2" style:family="graphic" style:parent-style-name="objectwithoutfill">
      <style:graphic-properties svg:stroke-width="0.028cm" svg:stroke-color="#3465a4" draw:marker-start-width="0.392cm" draw:marker-end-width="0.39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09cm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cm" fo:min-width="1.03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2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604cm" fo:min-width="0.89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-33% 58%" fo:font-weight="normal" style:font-weight-asian="normal" style:font-weight-complex="normal"/>
    </style:style>
    <style:style style:name="T3" style:family="text">
      <style:text-properties style:text-position="-33%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85cm" svg:height="1.977cm" svg:x="12.409cm" svg:y="13.083cm">
          <draw:text-box>
            <text:p>R<text:span text:style-name="T1">3</text:span></text:p>
            <text:p><text:span text:style-name="T1"/></text:p>
          </draw:text-box>
        </draw:frame>
        <draw:line draw:style-name="gr2" draw:text-style-name="P2" draw:layer="layout" svg:x1="12.265cm" svg:y1="7.912cm" svg:x2="9.109cm" svg:y2="7.883cm">
          <text:p/>
        </draw:line>
        <draw:frame draw:style-name="gr3" draw:text-style-name="P1" draw:layer="layout" svg:width="1.209cm" svg:height="1.114cm" svg:x="4.1cm" svg:y="10.783cm">
          <draw:text-box>
            <text:p>V<text:span text:style-name="T1">i</text:span><text:span text:style-name="T1">n</text:span></text:p>
          </draw:text-box>
        </draw:frame>
        <draw:g>
          <draw:line draw:style-name="gr4" draw:text-style-name="P2" draw:layer="layout" svg:x1="6.989cm" svg:y1="8.883cm" svg:x2="6.989cm" svg:y2="6.867cm">
            <text:p/>
          </draw:line>
          <draw:line draw:style-name="gr4" draw:text-style-name="P2" draw:layer="layout" svg:x1="6.989cm" svg:y1="8.883cm" svg:x2="6.989cm" svg:y2="6.867cm">
            <text:p/>
          </draw:line>
          <draw:line draw:style-name="gr4" draw:text-style-name="P2" draw:layer="layout" svg:x1="7.89cm" svg:y1="8.883cm" svg:x2="7.89cm" svg:y2="6.867cm">
            <text:p/>
          </draw:line>
          <draw:line draw:style-name="gr4" draw:text-style-name="P2" draw:layer="layout" svg:x1="9.109cm" svg:y1="7.89cm" svg:x2="7.886cm" svg:y2="7.874cm">
            <text:p/>
          </draw:line>
          <draw:line draw:style-name="gr4" draw:text-style-name="P2" draw:layer="layout" svg:x1="7.008cm" svg:y1="7.89cm" svg:x2="5.785cm" svg:y2="7.874cm">
            <text:p/>
          </draw:line>
        </draw:g>
        <draw:g>
          <draw:line draw:style-name="gr4" draw:text-style-name="P2" draw:layer="layout" svg:x1="11.497cm" svg:y1="14.43cm" svg:x2="11.029cm" svg:y2="14.26cm">
            <text:p/>
          </draw:line>
          <draw:line draw:style-name="gr4" draw:text-style-name="P2" draw:layer="layout" svg:x1="11.95cm" svg:y1="13.893cm" svg:x2="11.031cm" svg:y2="14.263cm">
            <text:p/>
          </draw:line>
          <draw:line draw:style-name="gr4" draw:text-style-name="P2" draw:layer="layout" svg:x1="11.967cm" svg:y1="13.18cm" svg:x2="11.015cm" svg:y2="12.823cm">
            <text:p/>
          </draw:line>
          <draw:line draw:style-name="gr4" draw:text-style-name="P2" draw:layer="layout" svg:x1="11.971cm" svg:y1="13.911cm" svg:x2="11.019cm" svg:y2="13.554cm">
            <text:p/>
          </draw:line>
          <draw:line draw:style-name="gr4" draw:text-style-name="P2" draw:layer="layout" svg:x1="11.962cm" svg:y1="13.165cm" svg:x2="11.043cm" svg:y2="13.535cm">
            <text:p/>
          </draw:line>
          <draw:line draw:style-name="gr4" draw:text-style-name="P2" draw:layer="layout" svg:x1="11.928cm" svg:y1="12.444cm" svg:x2="11.009cm" svg:y2="12.814cm">
            <text:p/>
          </draw:line>
          <draw:line draw:style-name="gr4" draw:text-style-name="P2" draw:layer="layout" svg:x1="11.882cm" svg:y1="12.451cm" svg:x2="11.414cm" svg:y2="12.281cm">
            <text:p/>
          </draw:line>
        </draw:g>
        <draw:line draw:style-name="gr2" draw:text-style-name="P2" draw:layer="layout" svg:x1="17.512cm" svg:y1="11.26cm" svg:x2="15.419cm" svg:y2="11.289cm">
          <text:p/>
        </draw:line>
        <draw:line draw:style-name="gr2" draw:text-style-name="P2" draw:layer="layout" svg:x1="17.539cm" svg:y1="11.288cm" svg:x2="17.539cm" svg:y2="8.532cm">
          <text:p/>
        </draw:line>
        <draw:line draw:style-name="gr2" draw:text-style-name="P2" draw:layer="layout" svg:x1="18.752cm" svg:y1="8.614cm" svg:x2="14.759cm" svg:y2="8.617cm">
          <text:p/>
        </draw:line>
        <draw:g>
          <draw:line draw:style-name="gr4" draw:text-style-name="P2" draw:layer="layout" svg:x1="18.798cm" svg:y1="8.61cm" svg:x2="18.96cm" svg:y2="8.183cm">
            <text:p/>
          </draw:line>
          <draw:line draw:style-name="gr4" draw:text-style-name="P2" draw:layer="layout" svg:x1="19.297cm" svg:y1="9.052cm" svg:x2="18.957cm" svg:y2="8.184cm">
            <text:p/>
          </draw:line>
          <draw:line draw:style-name="gr4" draw:text-style-name="P2" draw:layer="layout" svg:x1="19.964cm" svg:y1="9.101cm" svg:x2="20.304cm" svg:y2="8.233cm">
            <text:p/>
          </draw:line>
          <draw:line draw:style-name="gr4" draw:text-style-name="P2" draw:layer="layout" svg:x1="19.281cm" svg:y1="9.073cm" svg:x2="19.621cm" svg:y2="8.205cm">
            <text:p/>
          </draw:line>
          <draw:line draw:style-name="gr4" draw:text-style-name="P2" draw:layer="layout" svg:x1="19.978cm" svg:y1="9.095cm" svg:x2="19.638cm" svg:y2="8.227cm">
            <text:p/>
          </draw:line>
          <draw:line draw:style-name="gr4" draw:text-style-name="P2" draw:layer="layout" svg:x1="20.653cm" svg:y1="9.097cm" svg:x2="20.313cm" svg:y2="8.229cm">
            <text:p/>
          </draw:line>
          <draw:line draw:style-name="gr4" draw:text-style-name="P2" draw:layer="layout" svg:x1="20.647cm" svg:y1="9.054cm" svg:x2="20.809cm" svg:y2="8.627cm">
            <text:p/>
          </draw:line>
        </draw:g>
        <draw:line draw:style-name="gr2" draw:text-style-name="P2" draw:layer="layout" svg:x1="22.583cm" svg:y1="10.268cm" svg:x2="22.555cm" svg:y2="8.615cm">
          <text:p/>
        </draw:line>
        <draw:line draw:style-name="gr4" draw:text-style-name="P2" draw:layer="layout" svg:x1="18.109cm" svg:y1="15.883cm" svg:x2="16.209cm" svg:y2="15.883cm">
          <text:p/>
        </draw:line>
        <draw:line draw:style-name="gr4" draw:text-style-name="P2" draw:layer="layout" svg:x1="16.609cm" svg:y1="16.183cm" svg:x2="17.821cm" svg:y2="16.183cm">
          <text:p/>
        </draw:line>
        <draw:line draw:style-name="gr4" draw:text-style-name="P2" draw:layer="layout" svg:x1="16.909cm" svg:y1="16.483cm" svg:x2="17.492cm" svg:y2="16.483cm">
          <text:p/>
        </draw:line>
        <draw:g>
          <draw:line draw:style-name="gr4" draw:text-style-name="P2" draw:layer="layout" svg:x1="21.701cm" svg:y1="11.14cm" svg:x2="23.464cm" svg:y2="11.14cm">
            <text:p/>
          </draw:line>
          <draw:line draw:style-name="gr4" draw:text-style-name="P2" draw:layer="layout" svg:x1="21.701cm" svg:y1="11.14cm" svg:x2="23.464cm" svg:y2="11.14cm">
            <text:p/>
          </draw:line>
          <draw:line draw:style-name="gr4" draw:text-style-name="P2" draw:layer="layout" svg:x1="21.701cm" svg:y1="11.977cm" svg:x2="23.464cm" svg:y2="11.977cm">
            <text:p/>
          </draw:line>
          <draw:line draw:style-name="gr4" draw:text-style-name="P2" draw:layer="layout" svg:x1="22.57cm" svg:y1="13.107cm" svg:x2="22.584cm" svg:y2="11.97cm">
            <text:p/>
          </draw:line>
          <draw:line draw:style-name="gr4" draw:text-style-name="P2" draw:layer="layout" svg:x1="22.57cm" svg:y1="11.157cm" svg:x2="22.584cm" svg:y2="10.02cm">
            <text:p/>
          </draw:line>
        </draw:g>
        <draw:frame draw:style-name="gr5" draw:text-style-name="P1" draw:layer="layout" svg:width="1.534cm" svg:height="1.977cm" svg:x="24.275cm" svg:y="11.083cm">
          <draw:text-box>
            <text:p>V<text:span text:style-name="T1">o</text:span><text:span text:style-name="T1">ut</text:span></text:p>
            <text:p><text:span text:style-name="T1"/></text:p>
          </draw:text-box>
        </draw:frame>
        <draw:frame draw:style-name="gr6" draw:text-style-name="P1" draw:layer="layout" svg:width="2.122cm" svg:height="1.114cm" svg:x="7.452cm" svg:y="5.5cm">
          <draw:text-box>
            <text:p>C<text:span text:style-name="T2">1</text:span></text:p>
          </draw:text-box>
        </draw:frame>
        <draw:frame draw:style-name="gr6" draw:text-style-name="P1" draw:layer="layout" svg:width="1.24cm" svg:height="1.114cm" svg:x="7.709cm" svg:y="10.469cm">
          <draw:text-box>
            <text:p>R<text:span text:style-name="T1">1</text:span></text:p>
          </draw:text-box>
        </draw:frame>
        <draw:frame draw:style-name="gr7" draw:text-style-name="P1" draw:layer="layout" svg:width="2.178cm" svg:height="1.178cm" svg:x="13.731cm" svg:y="9.883cm">
          <draw:text-box>
            <text:p>R<text:span text:style-name="T3">4</text:span></text:p>
          </draw:text-box>
        </draw:frame>
        <draw:frame draw:style-name="gr6" draw:text-style-name="P1" draw:layer="layout" svg:width="2.178cm" svg:height="1.114cm" svg:x="20.209cm" svg:y="11.069cm">
          <draw:text-box>
            <text:p>C<text:span text:style-name="T1">2</text:span></text:p>
          </draw:text-box>
        </draw:frame>
        <draw:frame draw:style-name="gr6" draw:text-style-name="P1" draw:layer="layout" svg:width="1.847cm" svg:height="1.114cm" svg:x="19.413cm" svg:y="7.043cm">
          <draw:text-box>
            <text:p>R<text:span text:style-name="T1">2</text:span></text:p>
          </draw:text-box>
        </draw:frame>
        <draw:line draw:style-name="gr2" draw:text-style-name="P2" draw:layer="layout" svg:x1="22.702cm" svg:y1="8.683cm" svg:x2="20.909cm" svg:y2="8.683cm">
          <text:p/>
        </draw:line>
        <draw:g>
          <draw:line draw:style-name="gr4" draw:text-style-name="P2" draw:layer="layout" svg:x1="13.398cm" svg:y1="11.292cm" svg:x2="13.56cm" svg:y2="10.865cm">
            <text:p/>
          </draw:line>
          <draw:line draw:style-name="gr4" draw:text-style-name="P2" draw:layer="layout" svg:x1="13.897cm" svg:y1="11.734cm" svg:x2="13.557cm" svg:y2="10.866cm">
            <text:p/>
          </draw:line>
          <draw:line draw:style-name="gr4" draw:text-style-name="P2" draw:layer="layout" svg:x1="14.564cm" svg:y1="11.783cm" svg:x2="14.904cm" svg:y2="10.915cm">
            <text:p/>
          </draw:line>
          <draw:line draw:style-name="gr4" draw:text-style-name="P2" draw:layer="layout" svg:x1="13.881cm" svg:y1="11.755cm" svg:x2="14.221cm" svg:y2="10.887cm">
            <text:p/>
          </draw:line>
          <draw:line draw:style-name="gr4" draw:text-style-name="P2" draw:layer="layout" svg:x1="14.578cm" svg:y1="11.777cm" svg:x2="14.238cm" svg:y2="10.909cm">
            <text:p/>
          </draw:line>
          <draw:line draw:style-name="gr4" draw:text-style-name="P2" draw:layer="layout" svg:x1="15.253cm" svg:y1="11.779cm" svg:x2="14.913cm" svg:y2="10.911cm">
            <text:p/>
          </draw:line>
          <draw:line draw:style-name="gr4" draw:text-style-name="P2" draw:layer="layout" svg:x1="15.247cm" svg:y1="11.736cm" svg:x2="15.409cm" svg:y2="11.309cm">
            <text:p/>
          </draw:line>
        </draw:g>
        <draw:line draw:style-name="gr2" draw:text-style-name="P2" draw:layer="layout" svg:x1="13.402cm" svg:y1="11.283cm" svg:x2="11.609cm" svg:y2="11.283cm">
          <text:p/>
        </draw:line>
        <draw:line draw:style-name="gr2" draw:text-style-name="P2" draw:layer="layout" svg:x1="12.502cm" svg:y1="9.383cm" svg:x2="11.609cm" svg:y2="9.383cm">
          <text:p/>
        </draw:line>
        <draw:line draw:style-name="gr2" draw:text-style-name="P2" draw:layer="layout" svg:x1="11.609cm" svg:y1="12.283cm" svg:x2="11.61cm" svg:y2="9.383cm">
          <text:p/>
        </draw:line>
        <draw:line draw:style-name="gr2" draw:text-style-name="P2" draw:layer="layout" svg:x1="11.409cm" svg:y1="15.083cm" svg:x2="11.416cm" svg:y2="14.412cm">
          <text:p/>
        </draw:line>
        <draw:line draw:style-name="gr2" draw:text-style-name="P2" draw:layer="layout" svg:x1="22.609cm" svg:y1="15.083cm" svg:x2="11.409cm" svg:y2="15.083cm">
          <text:p/>
        </draw:line>
        <draw:line draw:style-name="gr2" draw:text-style-name="P2" draw:layer="layout" svg:x1="22.609cm" svg:y1="13.083cm" svg:x2="22.609cm" svg:y2="15.083cm">
          <text:p/>
        </draw:line>
        <draw:line draw:style-name="gr4" draw:text-style-name="P2" draw:layer="layout" svg:x1="17.209cm" svg:y1="15.083cm" svg:x2="17.209cm" svg:y2="15.883cm">
          <text:p/>
        </draw:line>
        <draw:g>
          <draw:line draw:style-name="gr4" draw:text-style-name="P2" draw:layer="layout" svg:x1="9.797cm" svg:y1="11.932cm" svg:x2="9.329cm" svg:y2="11.762cm">
            <text:p/>
          </draw:line>
          <draw:line draw:style-name="gr4" draw:text-style-name="P2" draw:layer="layout" svg:x1="10.25cm" svg:y1="11.395cm" svg:x2="9.331cm" svg:y2="11.765cm">
            <text:p/>
          </draw:line>
          <draw:line draw:style-name="gr4" draw:text-style-name="P2" draw:layer="layout" svg:x1="10.267cm" svg:y1="10.682cm" svg:x2="9.315cm" svg:y2="10.325cm">
            <text:p/>
          </draw:line>
          <draw:line draw:style-name="gr4" draw:text-style-name="P2" draw:layer="layout" svg:x1="10.271cm" svg:y1="11.413cm" svg:x2="9.319cm" svg:y2="11.056cm">
            <text:p/>
          </draw:line>
          <draw:line draw:style-name="gr4" draw:text-style-name="P2" draw:layer="layout" svg:x1="10.262cm" svg:y1="10.667cm" svg:x2="9.343cm" svg:y2="11.037cm">
            <text:p/>
          </draw:line>
          <draw:line draw:style-name="gr4" draw:text-style-name="P2" draw:layer="layout" svg:x1="10.228cm" svg:y1="9.946cm" svg:x2="9.309cm" svg:y2="10.316cm">
            <text:p/>
          </draw:line>
          <draw:line draw:style-name="gr4" draw:text-style-name="P2" draw:layer="layout" svg:x1="10.182cm" svg:y1="9.953cm" svg:x2="9.714cm" svg:y2="9.783cm">
            <text:p/>
          </draw:line>
        </draw:g>
        <draw:line draw:style-name="gr2" draw:text-style-name="P2" draw:layer="layout" svg:x1="9.709cm" svg:y1="9.783cm" svg:x2="9.709cm" svg:y2="7.883cm">
          <text:p/>
        </draw:line>
        <draw:line draw:style-name="gr2" draw:text-style-name="P2" draw:layer="layout" svg:x1="9.709cm" svg:y1="15.083cm" svg:x2="9.709cm" svg:y2="11.883cm">
          <text:p/>
        </draw:line>
        <draw:line draw:style-name="gr2" draw:text-style-name="P2" draw:layer="layout" svg:x1="9.709cm" svg:y1="15.083cm" svg:x2="11.409cm" svg:y2="15.083cm">
          <text:p/>
        </draw:line>
        <draw:line draw:style-name="gr2" draw:text-style-name="P2" draw:layer="layout" svg:x1="22.609cm" svg:y1="15.083cm" svg:x2="24.509cm" svg:y2="15.083cm">
          <text:p/>
        </draw:line>
        <draw:line draw:style-name="gr2" draw:text-style-name="P2" draw:layer="layout" svg:x1="22.703cm" svg:y1="8.683cm" svg:x2="24.509cm" svg:y2="8.683cm">
          <text:p/>
        </draw:line>
        <draw:custom-shape draw:style-name="gr8" draw:text-style-name="P3" draw:layer="layout" svg:width="0.348cm" svg:height="0.35cm" svg:x="24.31cm" svg:y="8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348cm" svg:height="0.35cm" svg:x="24.361cm" svg:y="14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709cm" svg:y1="15.083cm" svg:x2="5.109cm" svg:y2="15.083cm">
          <text:p/>
        </draw:line>
        <draw:custom-shape draw:style-name="gr8" draw:text-style-name="P3" draw:layer="layout" svg:width="0.348cm" svg:height="0.35cm" svg:x="4.909cm" svg:y="14.88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2" draw:text-style-name="P2" draw:layer="layout" svg:x1="5.809cm" svg:y1="7.883cm" svg:x2="5.109cm" svg:y2="7.883cm">
          <text:p/>
        </draw:line>
        <draw:custom-shape draw:style-name="gr8" draw:text-style-name="P3" draw:layer="layout" svg:width="0.348cm" svg:height="0.35cm" svg:x="4.909cm" svg:y="7.68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g>
          <draw:glue-point draw:id="4" svg:x="-4.828cm" svg:y="-2.346cm"/>
          <draw:glue-point draw:id="5" svg:x="-4.828cm" svg:y="2.296cm"/>
          <draw:custom-shape draw:style-name="gr9" draw:text-style-name="P3" draw:layer="layout" svg:width="2.796cm" svg:height="2.563cm" draw:transform="rotate (1.5707963267949) translate (12.231cm 10.013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0" draw:text-style-name="P1" draw:layer="layout" svg:width="0.875cm" svg:height="2.384cm" svg:x="12.222cm" svg:y="7.482cm">
            <draw:text-box>
              <text:p>+</text:p>
              <text:p/>
              <text:p>-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2T10:49:28.363690391</meta:creation-date>
    <dc:date>2021-06-07T20:13:39.405385159</dc:date>
    <meta:editing-duration>PT34M44S</meta:editing-duration>
    <meta:editing-cycles>5</meta:editing-cycles>
    <meta:generator>LibreOffice/6.4.6.2$Linux_X86_64 LibreOffice_project/40$Build-2</meta:generator>
    <meta:document-statistic meta:object-count="82"/>
  </office:meta>
</office:document-meta>
</file>